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222222" fo:letter-spacing="normal"/>
    </style:style>
    <style:style style:name="P3" style:family="paragraph" style:parent-style-name="Text_20_body">
      <style:text-properties fo:font-variant="normal" fo:text-transform="none" fo:color="#222222" style:font-name="arial" fo:font-size="9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T1" style:family="text">
      <style:text-properties style:font-name="arial" fo:font-size="9pt" fo:font-style="normal" fo:font-weight="normal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3" style:family="text">
      <style:text-properties fo:font-variant="normal" fo:text-transform="none" fo:color="#1155cc" style:font-name="arial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Python – Mini readability</text:p>
      <text:p text:style-name="P4">Внимательно прочитайте формулировку и требования к выполнению задачи! Оценивается не только собственно программа, но и умение понять задачу и требования заказчика. Все фразы ниже значимы!</text:p>
      <text:p text:style-name="P2"> <text:span text:style-name="T1">Формулировка задачи</text:span></text:p>
      <text:p text:style-name="P3">Большинство веб-страниц сейчас перегружено всевозможной рекламой… Наша задача «вытащить» из веб-страницы только полезную информацию, отбросив весь «мусор» (навигацию, рекламу и тд).</text:p>
      <text:p text:style-name="P3">Полученный текст нужно отформатировать для максимально комфортного чтения в любом текстовом редакторе. Правила форматирования: ширина строки не больше 80 символов (если больше, переносим по словам), абзацы и заголовки отбиваются пустой строкой. Если в тексте встречаются ссылки, то URL вставить в текст в квадратных скобках. Остальные правила на ваше усмотрение.</text:p>
      <text:p text:style-name="P3">Программа оформляется в виде утилиты командной строки, которой в качестве параметра указывается произвольный URL. Она извлекает по этому URL страницу, обрабатывает ее и формирует текстовый файл с текстом статьи, представленной на данной странице.</text:p>
      <text:p text:style-name="Text_20_body"><text:span text:style-name="T2">В качестве примера можно взять любую статью на </text:span><text:a xlink:type="simple" xlink:href="http://lenta.ru/" office:target-frame-name="_blank" xlink:show="new"><text:span text:style-name="T3">lenta.ru</text:span></text:a><text:span text:style-name="T2">, </text:span><text:a xlink:type="simple" xlink:href="http://gazeta.ru/" office:target-frame-name="_blank" xlink:show="new"><text:span text:style-name="T3">gazeta.ru</text:span></text:a><text:span text:style-name="T2"> и тд</text:span></text:p>
      <text:p text:style-name="P3">Алгоритм должен быть максимально универсальным, то есть работать на большинстве сайтов.</text:p>
      <text:p text:style-name="P3">Требования к выполнению задачи</text:p>
      <text:p text:style-name="P3">1. Задача выполняется на Python с использованием классов. Не должно использоваться сторонних библиотек, впрямую решающих задачу.</text:p>
      <text:p text:style-name="P3">2. Предпочтительная среда выполнения – MS Windows.</text:p>
      <text:p text:style-name="P3">3. Решение должно состоять из документа, описывающего алгоритм, исходных кодов программы, исполняемого модуля.</text:p>
      <text:p text:style-name="P3">4. Приложите список URL, на которых вы проверяли свое решение. И результаты проверки.</text:p>
      <text:p text:style-name="P3">5. Желательно указать направление дальнейшего улучшения/развития програм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6T13:06:42.15</meta:creation-date>
    <meta:document-statistic meta:table-count="0" meta:image-count="0" meta:object-count="0" meta:page-count="1" meta:paragraph-count="14" meta:word-count="218" meta:character-count="1664"/>
    <dc:date>2013-08-06T13:07:04.95</dc:date>
    <meta:editing-duration>PT27S</meta:editing-duration>
    <meta:editing-cycles>1</meta:editing-cycles>
    <meta:generator>OpenOffice.org/3.4.1$Win32 OpenOffice.org_project/341m1$Build-9593</meta:generator>
  </office:meta>
</office:document-meta>
</file>